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onaco, 'Andale Mono', 'Ubuntu Mono', monospace"/>
    <style:font-face style:name="OpenSansBold" svg:font-family="OpenSansBold, Arial, sans-serif"/>
    <style:font-face style:name="OpenSansRegular" svg:font-family="OpenSansRegular, Arial, 'Arial Narrow', sans-serif"/>
    <style:font-face style:name="inherit" svg:font-family="inherit"/>
    <style:font-face style:name="F" svg:font-family="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49db" officeooo:paragraph-rsid="001149db"/>
    </style:style>
    <style:style style:name="P2" style:family="paragraph" style:parent-style-name="Standard">
      <style:text-properties officeooo:rsid="001149db" officeooo:paragraph-rsid="0018d1b4"/>
    </style:style>
    <style:style style:name="P3" style:family="paragraph" style:parent-style-name="Standard">
      <style:text-properties fo:font-weight="bold" officeooo:rsid="001149db" officeooo:paragraph-rsid="001149db" style:font-weight-asian="bold" style:font-weight-complex="bold"/>
    </style:style>
    <style:style style:name="P4" style:family="paragraph" style:parent-style-name="Standard">
      <style:text-properties fo:font-weight="bold" officeooo:rsid="0018d1b4" officeooo:paragraph-rsid="0018d1b4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text-underline-style="none" fo:font-weight="bold" officeooo:rsid="001149db" officeooo:paragraph-rsid="001149db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8d1b4" officeooo:paragraph-rsid="0018d1b4" style:font-weight-asian="normal" style:font-weight-complex="normal"/>
    </style:style>
    <style:style style:name="P7" style:family="paragraph" style:parent-style-name="Text_20_body">
      <style:text-properties officeooo:paragraph-rsid="0018d1b4"/>
    </style:style>
    <style:style style:name="P8" style:family="paragraph">
      <style:text-properties style:font-name="F" fo:font-size="12pt"/>
    </style:style>
    <style:style style:name="P9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d405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variant="normal" fo:text-transform="none" fo:color="#50575b" style:font-name="OpenSansBold" fo:font-size="9.75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50575b" style:font-name="OpenSansBold" fo:font-size="9.75pt" fo:letter-spacing="normal" fo:font-style="normal" fo:font-weight="normal" officeooo:rsid="0018d1b4" loext:padding="0cm" loext:border="none"/>
    </style:style>
    <style:style style:name="T6" style:family="text">
      <style:text-properties fo:font-variant="normal" fo:text-transform="none" fo:color="#50575b" style:font-name="OpenSansBold" fo:font-size="9.75pt" fo:letter-spacing="normal" fo:font-style="normal" fo:font-weight="bold" officeooo:rsid="0018d1b4" style:font-weight-asian="bold" style:font-weight-complex="bold" loext:padding="0cm" loext:border="none"/>
    </style:style>
    <style:style style:name="T7" style:family="text">
      <style:text-properties fo:font-variant="normal" fo:text-transform="none" fo:color="#50575b" style:font-name="OpenSansBold" fo:font-size="9.75pt" fo:letter-spacing="normal" fo:font-style="normal" fo:font-weight="bold" style:font-weight-asian="bold" style:font-weight-complex="bold" loext:padding="0cm" loext:border="none"/>
    </style:style>
    <style:style style:name="T8" style:family="text">
      <style:text-properties fo:font-variant="normal" fo:text-transform="none" fo:color="#50575b" style:font-name="inherit" fo:font-size="9.75pt" fo:letter-spacing="normal" fo:font-style="normal" fo:font-weight="normal" loext:padding="0cm" loext:border="none"/>
    </style:style>
    <style:style style:name="T9" style:family="text">
      <style:text-properties fo:font-variant="normal" fo:text-transform="none" fo:color="#50575b" style:font-name="inherit" fo:font-size="9.75pt" fo:letter-spacing="normal" fo:font-style="normal" fo:font-weight="normal" officeooo:rsid="0018d1b4" style:font-weight-asian="bold" style:font-weight-complex="bold" loext:padding="0cm" loext:border="none"/>
    </style:style>
    <style:style style:name="T10" style:family="text">
      <style:text-properties fo:font-variant="normal" fo:text-transform="none" fo:color="#50575b" style:font-name="inherit" fo:font-size="9.75pt" fo:letter-spacing="normal" fo:font-style="normal" fo:font-weight="normal" officeooo:rsid="0018d1b4" loext:padding="0cm" loext:border="none"/>
    </style:style>
    <style:style style:name="T11" style:family="text">
      <style:text-properties officeooo:rsid="0018d405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fill-color="#ffffff" draw:textarea-horizontal-align="justify" draw:textarea-vertical-align="middle" draw:auto-grow-height="false" fo:min-height="4.948cm" fo:min-width="15.71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ffffff" draw:textarea-horizontal-align="justify" draw:textarea-vertical-align="middle" draw:auto-grow-height="false" fo:min-height="1.879cm" fo:min-width="13.30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ffffff" draw:textarea-horizontal-align="justify" draw:textarea-vertical-align="middle" draw:auto-grow-height="false" fo:min-height="5.292cm" fo:min-width="17.19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nable CGI Scripts in the Apache Configurations</text:p>
      <text:p text:style-name="P1"><text:tab/><text:tab/><text:tab/><text:tab/><text:tab/><text:tab/><text:tab/><text:tab/><text:tab/><text:tab/><text:tab/><text:tab/><text:span text:style-name="T2">24/06/2019</text:span></text:p>
      <text:p text:style-name="P1"><text:span text:style-name="T2"/></text:p>
      <text:p text:style-name="P1">Overview: Two things need to be set up, in order to run CGI scripts on a Linux server with Apache:</text:p>
      <text:p text:style-name="P1"/>
      <text:p text:style-name="P1">Apache needs to be configured to allow CGI scripts to run.</text:p>
      <text:p text:style-name="P1">The script needs to be uploaded to the correct location, and given the correct permissions.</text:p>
      <text:p text:style-name="P1"/>
      <text:p text:style-name="P1">Apache Settings for CGI Scripts on <text:span text:style-name="T1">CentOS 7</text:span></text:p>
      <text:p text:style-name="P1"/>
      <text:p text:style-name="P1">Open the httpd.conf file for editing:</text:p>
      <text:p text:style-name="P1"/>
      <text:p text:style-name="P3">sudo nano /etc/httpd/conf/httpd.conf</text:p>
      <text:p text:style-name="P1"/>
      <text:p text:style-name="P1">"""</text:p>
      <text:p text:style-name="P1">Find the section which reads:</text:p>
      <text:p text:style-name="P1">"""</text:p>
      <text:p text:style-name="P1"><draw:custom-shape text:anchor-type="paragraph" draw:z-index="0" draw:name="Shape1" draw:style-name="gr1" draw:text-style-name="P9" svg:width="15.717cm" svg:height="4.948cm" svg:x="0.007cm" svg:y="0.224cm"><text:p text:style-name="P8">#</text:p><text:p text:style-name="P8"># "/var/www/cgi-bin" should be changed to whatever your ScriptAliased</text:p><text:p text:style-name="P8"># CGI directory exists, if you have that configured.</text:p><text:p text:style-name="P8">#</text:p><text:p text:style-name="P8">&lt;Directory "/var/www/cgi-bin"&gt;</text:p><text:p text:style-name="P8"><text:s text:c="4"/>AllowOverride None</text:p><text:p text:style-name="P8"><text:s text:c="4"/>Options None</text:p><text:p text:style-name="P8"><text:s text:c="4"/>Require all granted</text:p><text:p text:style-name="P8">&lt;/Directory&gt;mixed</text:p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"""</text:p>
      <text:p text:style-name="P1">Add the following two lines to this section:</text:p>
      <text:p text:style-name="P1">"""<text:tab/></text:p>
      <text:p text:style-name="P1"><draw:custom-shape text:anchor-type="paragraph" draw:z-index="1" draw:name="Shape2" draw:style-name="gr2" draw:text-style-name="P9" svg:width="13.309cm" svg:height="1.879cm" svg:x="0.086cm" svg:y="0.118cm"><text:p text:style-name="P8">Options +ExecCGI</text:p><text:p text:style-name="P8">AddHandler cgi-script .cgi .pl .pymixed</text:p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/>
      <text:p text:style-name="P1"/>
      <text:p text:style-name="P1">"""</text:p>
      <text:p text:style-name="P1">The first line tells Apache to execute CGI files which are uploaded to the /var/www/cgi-bin directory. The second line tells Apache that any file ending in .cgi, .pl, or .py is considered a CGI script.</text:p>
      <text:p text:style-name="P1">"""</text:p>
      <text:p text:style-name="P1">The section now reads:</text:p>
      <text:p text:style-name="P1"><draw:custom-shape text:anchor-type="paragraph" draw:z-index="2" draw:name="Shape3" draw:style-name="gr3" draw:text-style-name="P9" svg:width="17.199cm" svg:height="5.292cm" svg:x="0.192cm" svg:y="0.134cm"><text:p text:style-name="P8">#</text:p><text:p text:style-name="P8"># "/var/www/cgi-bin" should be changed to whatever your ScriptAliased</text:p><text:p text:style-name="P8"># CGI directory exists, if you have that configured.</text:p><text:p text:style-name="P8">#</text:p><text:p text:style-name="P8">&lt;Directory "/var/www/cgi-bin"&gt;</text:p><text:p text:style-name="P8"><text:s text:c="4"/>AllowOverride None</text:p><text:p text:style-name="P8"><text:s text:c="4"/>Options +ExecCGI</text:p><text:p text:style-name="P8"><text:s text:c="4"/>AddHandler cgi-script .cgi .pl</text:p><text:p text:style-name="P8"><text:s text:c="4"/>Require all granted</text:p><text:p text:style-name="P8">&lt;/Directory&gt;</text:p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"""</text:p>
      <text:p text:style-name="P1">Save and exit the file. Then restart Apache so that the changes take effect:</text:p>
      <text:p text:style-name="P1">"""</text:p>
      <text:p text:style-name="P1"/>
      <text:p text:style-name="P3">sudo systemctl restart httpd</text:p>
      <text:p text:style-name="P3"/>
      <text:p text:style-name="P3"/>
      <text:p text:style-name="P3">Apache Settings for CGI Scripts on Ubuntu 16.04</text:p>
      <text:p text:style-name="P1"/>
      <text:p text:style-name="P1">On Ubuntu 16.04, Apache is configured by default to allow the execution of CGI scripts in the designated /usr/lib/cgi-bin directory. You will not need to change any Apache configurations.</text:p>
      <text:p text:style-name="P1"/>
      <text:p text:style-name="P1">However, Apache's CGI module will need to be enabled before CGI scripts can run. To do this, you will need to create a symlink:</text:p>
      <text:p text:style-name="P1"/>
      <text:p text:style-name="P3">sudo ln -s /etc/apache2/mods-available/cgi.load /etc/apache2/mods-enabled/ mixed</text:p>
      <text:p text:style-name="P1"/>
      <text:p text:style-name="P2">“””</text:p>
      <text:p text:style-name="P2">Then restart Apache so that the changes take effect:<text:line-break/>“””</text:p>
      <text:p text:style-name="P1"/>
      <text:p text:style-name="P3">sudo systemctl restart apache2</text:p>
      <text:p text:style-name="P3"/>
      <text:p text:style-name="P4">Set Permissions:</text:p>
      <text:p text:style-name="P4"/>
      <text:p text:style-name="P7"><text:span text:style-name="Strong_20_Emphasis"><text:span text:style-name="T6">CentOS 7: <text:s text:c="7"/></text:span></text:span><text:span text:style-name="Source_20_Text"><text:span text:style-name="T9">sudo chmod 755 /var/www/cgi-bin/my.py</text:span></text:span></text:p>
      <text:p text:style-name="P7"><text:span text:style-name="Strong_20_Emphasis"><text:span text:style-name="T7">Ubuntu 16.04: </text:span></text:span><text:span text:style-name="Source_20_Text"><text:span text:style-name="T8">sudo chmod 755 /usr/lib/cgi-bin/</text:span></text:span><text:span text:style-name="Source_20_Text"><text:span text:style-name="T10">eg.py</text:span></text:span></text:p>
      <text:p text:style-name="P4"/>
      <text:p text:style-name="P4">In Browser:</text:p>
      <text:p text:style-name="P4"><text:span text:style-name="T3"/></text:p>
      <text:p text:style-name="P4"><text:a xlink:type="simple" xlink:href="http://localhost/cgi-bin/my.py" text:style-name="Internet_20_link" text:visited-style-name="Visited_20_Internet_20_Link"><text:span text:style-name="T3">http://localhost/cgi-bin/my.py</text:span></text:a></text:p>
      <text:p text:style-name="P4"><text:span text:style-name="T3"/></text:p>
      <text:p text:style-name="P4"><text:span text:style-name="T3">or</text:span></text:p>
      <text:p text:style-name="P4"><text:span text:style-name="T3"/></text:p>
      <text:p text:style-name="P6"><text:span text:style-name="T3">http://</text:span>127.0.0.1<text:span text:style-name="T3">/cgi-bin/my.p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onaco, 'Andale Mono', 'Ubuntu Mono', monospace"/>
    <style:font-face style:name="OpenSansBold" svg:font-family="OpenSansBold, Arial, sans-serif"/>
    <style:font-face style:name="OpenSansRegular" svg:font-family="OpenSansRegular, Arial, 'Arial Narrow', sans-serif"/>
    <style:font-face style:name="inherit" svg:font-family="inherit"/>
    <style:font-face style:name="F" svg:font-family="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5T11:05:20.671184146</meta:creation-date>
    <dc:date>2019-06-25T12:35:40.871270780</dc:date>
    <meta:editing-duration>PT8M57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36" meta:word-count="250" meta:character-count="1581" meta:non-whitespace-character-count="1347"/>
  </office:meta>
</office:document-meta>
</file>